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delta="http://www.deltaxml.com/ns/track-changes/delta-namespace" xmlns:ac="http://www.deltaxml.com/ns/track-changes/attribute-change-namespace" xmlns:split="http://www.deltaxml.com/ns/track-changes/split-namespace" office:version="1.1">
  <office:font-face-decls/>
  <office:automatic-styles>
    <style:style style:family="section" style:name="Sect1" style:display-name="Sect1"/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delta:tracked-changes delta:showing-revisions="1" delta:mark-revisions="1" delta:current-revision="0" delta:auto-revisioning="0">
    <delta:change-transaction delta:change-id="1">
      <delta:change-info>
        <dc:creator/>
        <dc:date>2010-12-09T00:30:37</dc:date>
        <delta:xvers>0</delta:xvers>
        <delta:change-log>1</delta:change-log>
      </delta:change-info>
    </delta:change-transaction>
    <delta:change-transaction delta:change-id="2">
      <delta:change-info>
        <dc:creator/>
        <dc:date>2010-12-09T00:30:56</dc:date>
        <delta:xvers>0</delta:xvers>
        <delta:change-log>2</delta:change-log>
      </delta:change-info>
    </delta:change-transaction>
    <delta:change-transaction delta:change-id="3">
      <delta:change-info>
        <dc:creator/>
        <dc:date>2010-12-09T00:31:08</dc:date>
        <delta:xvers>0</delta:xvers>
        <delta:change-log>3</delta:change-log>
      </delta:change-info>
    </delta:change-transaction>
  </delta:tracked-changes>
  <office:body>
    <office:text>
      <text:section text:style-name="Sect1" text:name="Section1">
        <text:p text:style-name="Normal" delta:insertion-type="insert-with-content" delta:insertion-change-idref="1">This is some text 
<delta:inserted-text-start delta:inserted-text-id="ctid-1" delta:insertion-change-idref="2"/>
that was <delta:inserted-text-end delta:inserted-text-idref="ctid-1"/>

<delta:inserted-text-start delta:inserted-text-id="ctid-2" delta:insertion-change-idref="3"/>
all<delta:inserted-text-end delta:inserted-text-idref="ctid-2"/>

<delta:inserted-text-start delta:inserted-text-id="ctid-3" delta:insertion-change-idref="2"/>
 started<delta:inserted-text-end delta:inserted-text-idref="ctid-3"/>
 in the first revis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210.000000mm" fo:page-height="297.000000mm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0 (unix, gtk)</meta:generator>
  </office:meta>
</office:document-meta>
</file>